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14cm" fo:min-width="5.088cm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175cm" fo:min-width="1.83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dash" draw:stroke-dash="Fine_20_Dashed" svg:stroke-color="#d27e2b" svg:stroke-opacity="100%" draw:fill-color="#ff7f00" draw:opacity="40%" draw:textarea-horizontal-align="justify" draw:textarea-vertical-align="middle" draw:auto-grow-height="false" fo:min-height="1.401cm" fo:min-width="5.342cm"/>
    </style:style>
    <style:style style:name="gr6" style:family="graphic" style:parent-style-name="objectwithoutfill">
      <style:graphic-properties draw:stroke="dash" draw:stroke-dash="Fine_20_Dashed" svg:stroke-color="#ff7f00"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Fine_20_Dashed" svg:stroke-color="#d27e2b" draw:fill-color="#ff7f00" draw:opacity="40%" draw:textarea-horizontal-align="justify" draw:textarea-vertical-align="middle" draw:auto-grow-height="false" fo:min-height="3.814cm" fo:min-width="5.088cm"/>
    </style:style>
    <style:style style:name="gr8" style:family="graphic" style:parent-style-name="standard">
      <style:graphic-properties svg:stroke-color="#ffffff" draw:opacity="0%" draw:textarea-horizontal-align="justify" draw:textarea-vertical-align="middle" draw:auto-grow-height="false" fo:min-height="25.277cm" fo:min-width="13.72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-color="#ff7f00" draw:opacity="40%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-color="#ff7f00" draw:opacity="40%"/>
      <style:paragraph-properties fo:text-align="center"/>
    </style:style>
    <style:style style:name="P6" style:family="paragraph">
      <loext:graphic-properties draw:opacity="0%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5.588cm" svg:height="4.064cm" svg:x="7.604cm" svg:y="14.208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588cm" svg:height="4.064cm" svg:x="11.287cm" svg:y="8.493cm">
          <text:p text:style-name="P1">View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.588cm" svg:height="4.064cm" svg:x="3.794cm" svg:y="8.493cm">
          <text:p text:style-name="P1">Controller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9.382cm" svg:y1="10.525cm" svg:x2="11.287cm" svg:y2="10.525cm" draw:start-shape="id1" draw:start-glue-point="1" draw:end-shape="id2" svg:d="M9382 10525h1905" svg:viewBox="0 0 1906 1">
          <text:p/>
        </draw:connector>
        <draw:connector draw:style-name="gr2" draw:text-style-name="P2" draw:layer="layout" svg:x1="6.588cm" svg:y1="12.557cm" svg:x2="10.398cm" svg:y2="14.208cm" draw:start-shape="id1" draw:start-glue-point="2" draw:end-shape="id3" draw:end-glue-point="0" svg:d="M6588 12557v826h3810v825" svg:viewBox="0 0 3811 1652">
          <text:p/>
        </draw:connector>
        <draw:custom-shape draw:style-name="gr3" draw:text-style-name="P1" xml:id="id4" draw:id="id4" draw:layer="layout" svg:width="3.302cm" svg:height="3.429cm" svg:x="8.62cm" svg:y="2.905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4.081cm" svg:y1="8.493cm" svg:x2="11.922cm" svg:y2="4.62cm" draw:start-shape="id2" draw:start-glue-point="0" draw:end-shape="id4" draw:end-glue-point="10" svg:d="M14081 8493v-3873h-2159" svg:viewBox="0 0 2160 3874">
          <text:p/>
        </draw:connector>
        <draw:connector draw:style-name="gr4" draw:text-style-name="P2" draw:layer="layout" svg:x1="8.62cm" svg:y1="4.62cm" svg:x2="6.588cm" svg:y2="8.493cm" draw:start-shape="id4" draw:start-glue-point="6" draw:end-shape="id1" draw:end-glue-point="0" svg:d="M8620 4620h-2032v3873" svg:viewBox="0 0 2033 3874">
          <text:p/>
        </draw:connector>
        <draw:custom-shape draw:style-name="gr5" draw:text-style-name="P4" xml:id="id5" draw:id="id5" draw:layer="layout" svg:width="5.842cm" svg:height="1.651cm" svg:x="7.477cm" svg:y="20.05cm">
          <text:p text:style-name="P3"><text:span text:style-name="T1">Interface to</text:span></text:p>
          <text:p text:style-name="P3"><text:span text:style-name="T1">some other software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.398cm" svg:y1="18.272cm" svg:x2="10.398cm" svg:y2="20.05cm" draw:start-shape="id3" draw:start-glue-point="2" draw:end-shape="id5" svg:d="M10398 18272v1778" svg:viewBox="0 0 1 1779">
          <text:p/>
        </draw:connector>
        <draw:custom-shape draw:style-name="gr7" draw:text-style-name="P5" xml:id="id6" draw:id="id6" draw:layer="layout" svg:width="5.588cm" svg:height="4.064cm" svg:x="7.604cm" svg:y="23.352cm">
          <text:p text:style-name="P1">Some other</text:p>
          <text:p text:style-name="P1">software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.398cm" svg:y1="21.701cm" svg:x2="10.398cm" svg:y2="23.352cm" draw:start-shape="id5" draw:start-glue-point="2" draw:end-shape="id6" draw:end-glue-point="0" svg:d="M10398 21701v1651" svg:viewBox="0 0 1 1652">
          <text:p/>
        </draw:connector>
        <draw:custom-shape draw:style-name="gr8" draw:text-style-name="P6" draw:layer="layout" svg:width="14.224cm" svg:height="25.527cm" svg:x="3.413cm" svg:y="2.39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4T12:52:37.066000000</meta:creation-date>
    <dc:date>2018-06-14T13:13:11.812000000</dc:date>
    <meta:editing-duration>PT9S</meta:editing-duration>
    <meta:editing-cycles>1</meta:editing-cycles>
    <meta:document-statistic meta:object-count="13"/>
    <meta:generator>LibreOffice/5.3.6.1$Windows_x86 LibreOffice_project/686f202eff87ef707079aeb7f485847613344eb7</meta:generator>
  </office:meta>
</office:document-meta>
</file>